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935ed"/>
    </style:style>
    <style:style style:name="P2" style:family="paragraph" style:parent-style-name="Preformatted_20_Text">
      <style:text-properties fo:language="hsb" fo:country="DE" officeooo:paragraph-rsid="000935ed"/>
    </style:style>
    <style:style style:name="P3" style:family="paragraph" style:parent-style-name="Preformatted_20_Text">
      <style:text-properties officeooo:paragraph-rsid="000aabfa"/>
    </style:style>
    <style:style style:name="P4" style:family="paragraph" style:parent-style-name="Preformatted_20_Text">
      <style:text-properties fo:language="hsb" fo:country="DE" officeooo:paragraph-rsid="000aabfa"/>
    </style:style>
    <style:style style:name="P5" style:family="paragraph" style:parent-style-name="Preformatted_20_Text">
      <style:text-properties officeooo:paragraph-rsid="000b12a3"/>
    </style:style>
    <style:style style:name="P6" style:family="paragraph" style:parent-style-name="Preformatted_20_Text">
      <style:paragraph-properties fo:break-before="page"/>
    </style:style>
    <style:style style:name="P7" style:family="paragraph" style:parent-style-name="Preformatted_20_Text">
      <style:text-properties fo:language="hsb" fo:country="DE" officeooo:paragraph-rsid="000b12a3"/>
    </style:style>
    <style:style style:name="P8" style:family="paragraph" style:parent-style-name="Preformatted_20_Text">
      <style:text-properties officeooo:paragraph-rsid="000ca6d4"/>
    </style:style>
    <style:style style:name="P9" style:family="paragraph" style:parent-style-name="Preformatted_20_Text">
      <style:text-properties fo:language="hsb" fo:country="DE" officeooo:paragraph-rsid="000ca6d4"/>
    </style:style>
    <style:style style:name="P10" style:family="paragraph" style:parent-style-name="Preformatted_20_Text">
      <style:text-properties officeooo:paragraph-rsid="000d2166"/>
    </style:style>
    <style:style style:name="P11" style:family="paragraph" style:parent-style-name="Preformatted_20_Text">
      <style:text-properties officeooo:paragraph-rsid="000ec695"/>
    </style:style>
    <style:style style:name="P12" style:family="paragraph" style:parent-style-name="Preformatted_20_Text">
      <style:text-properties fo:language="hsb" fo:country="DE" officeooo:paragraph-rsid="000ec695"/>
    </style:style>
    <style:style style:name="P13" style:family="paragraph" style:parent-style-name="Preformatted_20_Text">
      <style:text-properties officeooo:paragraph-rsid="000f4e1d"/>
    </style:style>
    <style:style style:name="P14" style:family="paragraph" style:parent-style-name="Preformatted_20_Text">
      <style:text-properties fo:language="hsb" fo:country="DE" officeooo:paragraph-rsid="0010e45b"/>
    </style:style>
    <style:style style:name="P15" style:family="paragraph" style:parent-style-name="Preformatted_20_Text">
      <style:text-properties officeooo:paragraph-rsid="0010e45b"/>
    </style:style>
    <style:style style:name="P16" style:family="paragraph" style:parent-style-name="Preformatted_20_Text">
      <style:text-properties officeooo:paragraph-rsid="00129e8d"/>
    </style:style>
    <style:style style:name="P17" style:family="paragraph" style:parent-style-name="Preformatted_20_Text">
      <style:text-properties officeooo:paragraph-rsid="001c950c"/>
    </style:style>
    <style:style style:name="P18" style:family="paragraph" style:parent-style-name="Preformatted_20_Text">
      <style:text-properties fo:language="hsb" fo:country="DE" officeooo:paragraph-rsid="00129e8d"/>
    </style:style>
    <style:style style:name="P19" style:family="paragraph" style:parent-style-name="Preformatted_20_Text">
      <style:text-properties fo:language="hsb" fo:country="DE" officeooo:paragraph-rsid="00129ed2"/>
    </style:style>
    <style:style style:name="P20" style:family="paragraph" style:parent-style-name="Preformatted_20_Text">
      <style:text-properties officeooo:paragraph-rsid="00129ed2"/>
    </style:style>
    <style:style style:name="P21" style:family="paragraph" style:parent-style-name="Preformatted_20_Text">
      <style:text-properties officeooo:paragraph-rsid="001387c4"/>
    </style:style>
    <style:style style:name="P22" style:family="paragraph" style:parent-style-name="Preformatted_20_Text">
      <style:text-properties officeooo:paragraph-rsid="00154ef5"/>
    </style:style>
    <style:style style:name="P23" style:family="paragraph" style:parent-style-name="Preformatted_20_Text">
      <style:text-properties fo:language="hsb" fo:country="DE" officeooo:paragraph-rsid="00154ef5"/>
    </style:style>
    <style:style style:name="P24" style:family="paragraph" style:parent-style-name="Preformatted_20_Text">
      <style:text-properties officeooo:paragraph-rsid="00172fbb"/>
    </style:style>
    <style:style style:name="P25" style:family="paragraph" style:parent-style-name="Preformatted_20_Text">
      <style:text-properties fo:language="hsb" fo:country="DE" officeooo:paragraph-rsid="00172fbb"/>
    </style:style>
    <style:style style:name="T1" style:family="text">
      <style:text-properties fo:language="hsb" fo:country="DE"/>
    </style:style>
    <style:style style:name="T2" style:family="text">
      <style:text-properties officeooo:rsid="000935ed"/>
    </style:style>
    <style:style style:name="T3" style:family="text">
      <style:text-properties officeooo:rsid="001917c0"/>
    </style:style>
    <style:style style:name="T4" style:family="text">
      <style:text-properties officeooo:rsid="000aabfa"/>
    </style:style>
    <style:style style:name="T5" style:family="text">
      <style:text-properties style:font-name="Liberation Mono" officeooo:rsid="001917c0" style:font-name-asian="Noto Sans Mono CJK SC" style:font-name-complex="Liberation Mono"/>
    </style:style>
    <style:style style:name="T6" style:family="text">
      <style:text-properties officeooo:rsid="001ae6ed"/>
    </style:style>
    <style:style style:name="T7" style:family="text">
      <style:text-properties style:font-name="Liberation Mono" officeooo:rsid="001b49bb" style:font-name-asian="Noto Sans Mono CJK SC" style:font-name-complex="Liberation Mono"/>
    </style:style>
    <style:style style:name="T8" style:family="text">
      <style:text-properties officeooo:rsid="000b12a3"/>
    </style:style>
    <style:style style:name="T9" style:family="text">
      <style:text-properties officeooo:rsid="001b49bb"/>
    </style:style>
    <style:style style:name="T10" style:family="text">
      <style:text-properties officeooo:rsid="000ca6d4"/>
    </style:style>
    <style:style style:name="T11" style:family="text">
      <style:text-properties officeooo:rsid="001c75da"/>
    </style:style>
    <style:style style:name="T12" style:family="text">
      <style:text-properties officeooo:rsid="000ec695"/>
    </style:style>
    <style:style style:name="T13" style:family="text">
      <style:text-properties officeooo:rsid="001c950c"/>
    </style:style>
    <style:style style:name="T14" style:family="text">
      <style:text-properties style:font-name="Liberation Mono" officeooo:rsid="001c950c" style:font-name-asian="Noto Sans Mono CJK SC" style:font-name-complex="Liberation Mono"/>
    </style:style>
    <style:style style:name="T15" style:family="text">
      <style:text-properties officeooo:rsid="000f4e1d"/>
    </style:style>
    <style:style style:name="T16" style:family="text">
      <style:text-properties officeooo:rsid="0010e45b"/>
    </style:style>
    <style:style style:name="T17" style:family="text">
      <style:text-properties officeooo:rsid="00129e8d"/>
    </style:style>
    <style:style style:name="T18" style:family="text">
      <style:text-properties officeooo:rsid="001d27cf"/>
    </style:style>
    <style:style style:name="T19" style:family="text">
      <style:text-properties style:font-name="Liberation Mono" officeooo:rsid="001d27cf" style:font-name-asian="Noto Sans Mono CJK SC" style:font-name-complex="Liberation Mono"/>
    </style:style>
    <style:style style:name="T20" style:family="text">
      <style:text-properties officeooo:rsid="00129ed2"/>
    </style:style>
    <style:style style:name="T21" style:family="text">
      <style:text-properties officeooo:rsid="001e646f"/>
    </style:style>
    <style:style style:name="T22" style:family="text">
      <style:text-properties officeooo:rsid="001387c4"/>
    </style:style>
    <style:style style:name="T23" style:family="text">
      <style:text-properties officeooo:rsid="00154ef5"/>
    </style:style>
    <style:style style:name="T24" style:family="text">
      <style:text-properties officeooo:rsid="001f7a97"/>
    </style:style>
    <style:style style:name="T25" style:family="text">
      <style:text-properties officeooo:rsid="00172fbb"/>
    </style:style>
    <style:style style:name="T26" style:family="text">
      <style:text-properties style:font-name="Liberation Mono" officeooo:rsid="001f7a97" style:font-name-asian="Noto Sans Mono CJK SC" style:font-name-complex="Liberation Mono"/>
    </style:style>
    <style:style style:name="T27" style:family="text">
      <style:text-properties fo:language="hsb" fo:country="DE" officeooo:rsid="00172fbb"/>
    </style:style>
    <style:style style:name="T28" style:family="text">
      <style:text-properties style:font-name="Liberation Mono" officeooo:rsid="0020039f" style:font-name-asian="Noto Sans Mono CJK SC" style:font-name-complex="Liberation Mono"/>
    </style:style>
    <style:style style:name="T29" style:family="text">
      <style:text-properties officeooo:rsid="002003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/></text:p>
      <text:p text:style-name="Preformatted_20_Text">%----------------------------------- </text:p>
      <text:p text:style-name="Preformatted_20_Text">% https://digital.slub-dresden.de/data/kitodo/BibltojeZ_478590679/BibltojeZ_478590679_tif/jpegs/00001623.tif.large.jpg </text:p>
      <text:p text:style-name="Preformatted_20_Text">%----------------------------------------------------------- </text:p>
      <text:p text:style-name="P1"><text:s/></text:p>
      <text:p text:style-name="P1"/>
      <text:p text:style-name="P2">%----------------------------------- </text:p>
      <text:p text:style-name="P2"/>
      <text:p text:style-name="P1"><text:span text:style-name="T1">kapitl((</text:span>Prěni list swj. japoštoła Pětra.<text:span text:style-name="T2">))</text:span></text:p>
      <text:p text:style-name="P1"/>
      <text:p text:style-name="P1"><text:span text:style-name="T2">staw((</text:span>Prěni staw.<text:span text:style-name="T2">))</text:span></text:p>
      <text:p text:style-name="P1"/>
      <text:p text:style-name="P1"><text:span text:style-name="T2">detail((</text:span>Wo Božich duchownych dobrotach a k<text:span text:style-name="T3">ř</text:span>e<text:span text:style-name="T3">s</text:span>ćijanow posłušnosći.<text:span text:style-name="T2">))</text:span></text:p>
      <text:p text:style-name="P1"/>
      <text:p text:style-name="P2">%----------------------------------- </text:p>
      <text:p text:style-name="P1"/>
      <text:p text:style-name="Preformatted_20_Text">1. Pětr, japoštoł Jezom Chrysta, tym wuzwolenym <text:span text:style-name="T3">c</text:span>uzomnikam tam a sem w Pontizkej, w Galatizkej, w Kappadozizkej, we Aziskej a w Bithynizkej, <text:span text:style-name="T2">ref((</text:span>Jan. 7, 35.<text:span text:style-name="T2">))</text:span></text:p>
      <text:p text:style-name="Preformatted_20_Text"/>
      <text:p text:style-name="P1">2. Po prjedywjedźenju Boha teho Wótca, přez woswjećenje teho Ducha, k posłušnosći a k wobkrjepjenju teje krwě Jezom Chrysta: Bóh daj wam wjele hnady a měra! <text:span text:style-name="T2">ref((</text:span>Rom. 8, 29.<text:span text:style-name="T2">))</text:span></text:p>
      <text:p text:style-name="P1"/>
      <text:p text:style-name="P2">%----------------------------------- </text:p>
      <text:p text:style-name="P2"/>
      <text:p text:style-name="P1"><text:span text:style-name="T2">detail((</text:span>Epistola na jutrowničku.<text:span text:style-name="T2">))</text:span> </text:p>
      <text:p text:style-name="Preformatted_20_Text"/>
      <text:p text:style-name="P2">%----------------------------------- </text:p>
      <text:p text:style-name="P2"/>
      <text:p text:style-name="P3">3. [Chwaleny budź Bóh a tón Wótc našeho Knjeza Jezom Chrysta, kiž nas po swojej wulkej smilnosći z nowa porodźił je na žiwu nadźiju přez to horjestaće Jezom Chrysta wot morwych, <text:span text:style-name="T2">ref((</text:span>2 Kor. 1, 3. Eph. 1, 3.<text:span text:style-name="T4">))</text:span></text:p>
      <text:p text:style-name="P3"/>
      <text:p text:style-name="P3">4. K njezachodnemu a k njezmazanemu a k njezwjadnemu herbstwu, kotrež wam schowane je w njebjesach, <text:span text:style-name="T2">ref((</text:span>St. 5, 4.<text:span text:style-name="T4">))</text:span></text:p>
      <text:p text:style-name="P3"><text:s/></text:p>
      <text:p text:style-name="Preformatted_20_Text">5. Kiž wy z Božeje mocy přez wěru wobarnowani budźeće k zbóžnosći, kotraž p<text:span text:style-name="T3">ř</text:span>ihotowana je, zo so zjewić budźe w poslenim času, </text:p>
      <text:p text:style-name="Preformatted_20_Text"/>
      <text:p text:style-name="P3">6. W kotrymž wy so wjeselić budźeće, kiž nětk mału chwilu (jeli zo trjeba je) so rudźiće we wšelkich spytowanjach, <text:span text:style-name="T2">ref((</text:span>2 Kor. 4, 1<text:span text:style-name="T3">7</text:span>. Rom. 5, 3.<text:span text:style-name="T4">))</text:span></text:p>
      <text:p text:style-name="Preformatted_20_Text"/>
      <text:p text:style-name="P3">7. <text:span text:style-name="T3">Z</text:span>o by waša wěra, hdyž <text:span text:style-name="T3">s</text:span>pytana budźe, wjele krasniša so wopokazała, dyžli zachodne złoto, kotrež přez woheń <text:span text:style-name="T3">s</text:span>pytane budźe, k chwalbje, k česći a krasnosći, hdyž so Jezus Chrystus zjewić budźe, <text:span text:style-name="T2">ref((</text:span>Sir. 2, 5. Přisł. 17, 3.<text:span text:style-name="T4">))</text:span></text:p>
      <text:p text:style-name="P3"><text:s/></text:p>
      <text:p text:style-name="P3">8. Kotrehož njejsće widźili a wšak jeho lubuje<text:span text:style-name="T3">ć</text:span>e, a nětk do njeho wěriće, hač jeho runje njewidźiće, dha budźeće so wjeselić z njewurjeknjenym a krasnym wjeselom, <text:span text:style-name="T2">ref((</text:span>Jan. 20, 29.<text:span text:style-name="T4">))</text:span></text:p>
      <text:p text:style-name="Preformatted_20_Text"/>
      <text:p text:style-name="P3">9. A kónc wašeje wěry dostać, dušow zbóžnosć.<text:span text:style-name="T5">]</text:span> <text:span text:style-name="T2">ref((</text:span>Rom. 6, 22.<text:span text:style-name="T4">))</text:span></text:p>
      <text:p text:style-name="P3"><text:s/></text:p>
      <text:p text:style-name="P3">10. <text:span text:style-name="T3">Z</text:span>a kotrejž zbóžnosću su so pytali a slěd<text:span text:style-name="T3">ź</text:span>ili profetojo , kiž wot teje hnady su wěšćili, kotraž so wam dostać je dyrbjała, <text:span text:style-name="T2">ref((</text:span>Dan. 9, 24. Luk. 10, 24.<text:span text:style-name="T4">))</text:span></text:p>
      <text:p text:style-name="P3"/>
      <text:p text:style-name="Preformatted_20_Text">11. A su so wobhonili, na kotry a na kajki čas by wułožił tón Duch Chrystusowy, kiž w nich běše a kiž prjedy je wobswědčił te ćerpjenja, kotrež na Chrystusa přińć mějachu, a te krasnosće po tych samych; </text:p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>12. Kotrymž tež je zjewjene, dokelž woni nic jeno sebi samym, ale tež nam z tym su prědowali, štož wam nětk je připowědane přez tych, kiž wam to ewangelion su připowědali přez swjateho Ducha, z njebjes dele pósłaneho, kotrež tež ći jandźeljo požadaju wohladać. </text:p>
      <text:p text:style-name="Preformatted_20_Text"/>
      <text:p text:style-name="P3">13. Teho dla dha wopasajće te ledźby wašeje mysle, budźće strózbi, <text:span text:style-name="T6">s</text:span>tajće swoju nadźiju cyle na tu hnadu, kotraž wam p<text:span text:style-name="T6">ř</text:span>injesena je přez zjewjenje Jezom Chrysta; <text:span text:style-name="T2">ref((</text:span>Lutk. 12, 35.<text:span text:style-name="T4">))</text:span></text:p>
      <text:p text:style-name="P3"/>
      <text:p text:style-name="Preformatted_20_Text">14. Jako dźěći teje posłušno<text:span text:style-name="T6">s</text:span>će nječińće tak, jako prjedy z njewědźomnosću po žadosćach činili sće; </text:p>
      <text:p text:style-name="Preformatted_20_Text"/>
      <text:p text:style-name="Preformatted_20_Text">15. Ale jako tón, kiž was je powołał a je swjaty, budźće tež wy swjeći we wšěm wašim wobeńdźenju. </text:p>
      <text:p text:style-name="Preformatted_20_Text"/>
      <text:p text:style-name="P3">16. Přetož pisane steji: Budźće swjeći, přetož ja sym swjaty. <text:span text:style-name="T2">ref((</text:span>3 Mójz. 11, 44. St. 19, 2. St. 20, 7.<text:span text:style-name="T4">))</text:span></text:p>
      <text:p text:style-name="P3"><text:s/></text:p>
      <text:p text:style-name="P3">17. A dokelž wy so k temu jako k Wótcu wołaće, kiž bjez pohladanja na paršonu sudźi, po kóždeho (jeho) skutku; dha wjedźće waše žiwjenje, tak dołho hač tudy p<text:span text:style-name="T6">ř</text:span>ebywaće, w bojosći; <text:span text:style-name="T2">ref((</text:span>Jap. zk. 10, 34.<text:span text:style-name="T4">))</text:span></text:p>
      <text:p text:style-name="P3"/>
      <text:p text:style-name="P4">%----------------------------------- </text:p>
      <text:p text:style-name="P4"/>
      <text:p text:style-name="P3"><text:span text:style-name="T4">detail((</text:span>Epistola na ćichi pjatk.<text:span text:style-name="T4">))</text:span> </text:p>
      <text:p text:style-name="Preformatted_20_Text"/>
      <text:p text:style-name="P4">%----------------------------------- </text:p>
      <text:p text:style-name="P4"/>
      <text:p text:style-name="P5">18. <text:span text:style-name="T7">[</text:span>A wěsće, zo wy njejsće ze zachodnym slěborom abo złotom wukupjeni z wašeho kničomneho wobeńdźenja, kotrež wot wótcow běšće nawukli; <text:span text:style-name="T2">ref((</text:span>1 Kor. 6, 20. St. 7, 23.<text:span text:style-name="T8">))</text:span></text:p>
      <text:p text:style-name="P5"/>
      <text:p text:style-name="Preformatted_20_Text"/>
      <text:p text:style-name="Preformatted_20_Text"/>
      <text:p text:style-name="P6"><text:s/></text:p>
      <text:p text:style-name="Preformatted_20_Text">%----------------------------------- </text:p>
      <text:p text:style-name="Preformatted_20_Text">% https://digital.slub-dresden.de/data/kitodo/BibltojeZ_478590679/BibltojeZ_478590679_tif/jpegs/00001624.tif.large.jpg </text:p>
      <text:p text:style-name="Preformatted_20_Text">%----------------------------------------------------------- </text:p>
      <text:p text:style-name="Preformatted_20_Text"/>
      <text:p text:style-name="P5">19. Ale z tej drohej krwju Chrysta, jako teho njewinojteho a njezmazaneho jehnjeća; <text:span text:style-name="T2">ref((</text:span>1 Kor. 6, 20. St. 7, 23. Hebr. 9, 14. Zjew. 1, 5.<text:span text:style-name="T8">))</text:span></text:p>
      <text:p text:style-name="Preformatted_20_Text"/>
      <text:p text:style-name="P5">20. Kiž prjedy wuznaty je, dyžli swět bu załoženy, zjewjeny pak je w tym nětčišim poslenim času waše dla, <text:span text:style-name="T2">ref((</text:span>Rom. 16, 25. Eph. 1, 9.<text:span text:style-name="T8">))</text:span></text:p>
      <text:p text:style-name="Preformatted_20_Text"/>
      <text:p text:style-name="P5">21. Kotřiž wy přez njeho wěriće do Boha, kiž jeho je zbudźił wot morwych a jemu krasnosć dał, zo byšće wašu wěru a nadźiju k Bohu měli.<text:span text:style-name="T7">]</text:span> </text:p>
      <text:p text:style-name="P5"/>
      <text:p text:style-name="P7">%----------------------------------- </text:p>
      <text:p text:style-name="P7"/>
      <text:p text:style-name="P5"><text:span text:style-name="T8">detail((</text:span>Tekst na 16. njedźelu po swj. Trojicy. IV.<text:span text:style-name="T8">))</text:span></text:p>
      <text:p text:style-name="Preformatted_20_Text"/>
      <text:p text:style-name="P7">%----------------------------------- </text:p>
      <text:p text:style-name="P7"/>
      <text:p text:style-name="P5">22. [Dha čińće swoje duše pósćiwe w posłušnosći teje prawdy přez teho Ducha k prawej bratrow<text:span text:style-name="T9">s</text:span>kej lubosći; a mějće so bjez sobu z čistej wutrobu jara wulcy lubo, </text:p>
      <text:p text:style-name="P5"/>
      <text:p text:style-name="Preformatted_20_Text">23. Jako kiž wy so z nowa sće narodźili, nic ze zachodneho, ale z njezachodneho symjenja, přez to žiwe Bože słowo, kotrež wěčnje wostanje. </text:p>
      <text:p text:style-name="Preformatted_20_Text"/>
      <text:p text:style-name="P5">24. Přetož wšitko ćěło je jako trawa a wšitka č<text:span text:style-name="T9">ł</text:span>owječna krasnosć jako trawna kwětka. Ta trawa zwjadnje a kwětka wotpanje; <text:span text:style-name="T2">ref((</text:span>Jez. 40, 6. 7. Jak. 1, 10. 11. P<text:span text:style-name="T9">s</text:span>. 103, 12.<text:span text:style-name="T8">))</text:span></text:p>
      <text:p text:style-name="Preformatted_20_Text"/>
      <text:p text:style-name="P5">25. Ale teho Knjeza słowo wostanje do wěčnosće. To je pak to słowo, kotrež bjez wami jako wjesele poselstwo je připowědane.<text:span text:style-name="T7">]</text:span> <text:span text:style-name="T2">ref((</text:span>Jez. 40, 8.<text:span text:style-name="T8">))</text:span></text:p>
      <text:p text:style-name="P5"/>
      <text:p text:style-name="P7">%----------------------------------- </text:p>
      <text:p text:style-name="P7"/>
      <text:p text:style-name="P5"><text:span text:style-name="T8">staw((</text:span>2. Staw.<text:span text:style-name="T8">))</text:span></text:p>
      <text:p text:style-name="P5"/>
      <text:p text:style-name="P5"><text:span text:style-name="T8">detail((</text:span>Wo zastojństwje z nowa narodźenych, teho runja poddanow a wotročkow.<text:span text:style-name="T8">))</text:span></text:p>
      <text:p text:style-name="Preformatted_20_Text"/>
      <text:p text:style-name="P7">%----------------------------------- </text:p>
      <text:p text:style-name="P7"/>
      <text:p text:style-name="P5">1. Teho dla wotpołožće wšitku złósć a wšitke jebanje a njeprawe wudawanje a zawisć a wšo złe rěčenje; <text:span text:style-name="T2">ref((</text:span>Rom. 6, 6. Eph. 4, 22. Kol. 3, 8. Hebr. 12, 1.<text:span text:style-name="T8">))</text:span></text:p>
      <text:p text:style-name="P5"/>
      <text:p text:style-name="P5">2. A požadajće to rozomne čiste mloko słowa Božeho jako nětk narodźene dźěćatka, zo byšće wy wot njeho přiběrali; <text:span text:style-name="T2">ref((</text:span>Hebr. 5, 13. Mat. 18, 3.<text:span text:style-name="T8">))</text:span> </text:p>
      <text:p text:style-name="Preformatted_20_Text"/>
      <text:p text:style-name="P5">3. Jeli zo sće wopytali, zo tón Knjez je dobroćiwy, <text:span text:style-name="T2">ref((</text:span>P<text:span text:style-name="T9">s</text:span>. 34, 9.<text:span text:style-name="T8">))</text:span> </text:p>
      <text:p text:style-name="Preformatted_20_Text"/>
      <text:p text:style-name="P5">4. K kotremuž sće přišli jako k žiwemu kamjenju, kiž wot čłowjekow zaćisnjeny, ale pola Boha je wuzwoleny a drohi. <text:span text:style-name="T2">ref((</text:span>P<text:span text:style-name="T9">s</text:span>. 118, 22.<text:span text:style-name="T8">))</text:span></text:p>
      <text:p text:style-name="P5"/>
      <text:p text:style-name="P7">%----------------------------------- </text:p>
      <text:p text:style-name="P7"/>
      <text:p text:style-name="P5"><text:span text:style-name="T8">detail((</text:span>Epistola na 7. njedźelu po swj. Trojicy.<text:span text:style-name="T8">))</text:span></text:p>
      <text:p text:style-name="Preformatted_20_Text"/>
      <text:p text:style-name="P7">%----------------------------------- </text:p>
      <text:p text:style-name="P7"/>
      <text:p text:style-name="P8">5. [A tež wy, jako žiwe kamjenje, natwarće so, zo byšće duchomna chěža byli a swjate měšnistwo k woprowanju duchowne wopory, kotrež so bychu Bohu zpodobałe přez Jezom Chrysta. <text:span text:style-name="T2">ref((</text:span>Rom. 12, 1.<text:span text:style-name="T10">))</text:span></text:p>
      <text:p text:style-name="P8"><text:soft-page-break/></text:p>
      <text:p text:style-name="P8">6. Teho dla ma so tež w pismje: Hlaj, ja kładu w <text:span text:style-name="T9">C</text:span>ionje wuzwoleny drohi róžkny kamjeń; a štóž do njeho wěri, njebudźe k hanibje přińć. <text:span text:style-name="T2">ref((</text:span>Jez. 28, 16. Rom. 9, 33.<text:span text:style-name="T10">))</text:span></text:p>
      <text:p text:style-name="P8"/>
      <text:p text:style-name="P8">7. Wam teho dla, kiž wěriće, je wón krasny; tym njewěrnym pak je wón kamjeń, kotryž ći ćěslojo su zaćisli, a so róžkny kamjeń je sčinił, <text:span text:style-name="T2">ref((</text:span>P<text:span text:style-name="T9">s</text:span>. 118, 22. Mat. 21, 42.<text:span text:style-name="T10">))</text:span></text:p>
      <text:p text:style-name="P8"/>
      <text:p text:style-name="P8">8. Tón kamjeń nastorka a <text:span text:style-name="T9">s</text:span>kała pohóršenja tym, kotřiž so wo słowo <text:span text:style-name="T9">s</text:span>torča, dokelž woni temu njewěrja, na kotrež wšak załoženi su. <text:span text:style-name="T2">ref((</text:span>Jez. 8, 14. Luk. 2, 34.<text:span text:style-name="T10">))</text:span></text:p>
      <text:p text:style-name="Preformatted_20_Text"/>
      <text:p text:style-name="P8">9. Wy pak sće tón wuzwoleny narod, to kralow<text:span text:style-name="T9">s</text:span>ke měšnistwo, swjaty narod, lud dobyća, zo byšće wy připowědali počinki teho, kotryž was je powołał z teje ćmy na swoje dźiwne swětło, <text:span text:style-name="T2">ref((</text:span>Jez. 43, 20. 2 Mójz. 19, 6.<text:span text:style-name="T10">))</text:span></text:p>
      <text:p text:style-name="P8"/>
      <text:p text:style-name="P8">10. Kiž wy něhdy lud njeběšće, nětk pak sće Boži lud, a kiž wy před časom w hnadźe njeběšće, nětk pak sće w hnadźe.<text:span text:style-name="T7">]</text:span> <text:span text:style-name="T2">ref((</text:span>Hoz. 2, 23. Rom. 9, 25.<text:span text:style-name="T10">))</text:span></text:p>
      <text:p text:style-name="P8"/>
      <text:p text:style-name="P9">%----------------------------------- </text:p>
      <text:p text:style-name="P9"/>
      <text:p text:style-name="P8">Epistola na njedźelu Jubilate. </text:p>
      <text:p text:style-name="Preformatted_20_Text"/>
      <text:p text:style-name="P9">%----------------------------------- </text:p>
      <text:p text:style-name="P9"/>
      <text:p text:style-name="P10">11. [Lubi bratřa, ja napominam was, jako podróžnikow a zuznikow, zdalujće so ćělnych lóštow, kiž napřećiwo duši wojuja, <text:span text:style-name="T11">ref((Ps</text:span>. 39, 14. Rom. 13, 13.<text:span text:style-name="T11">))</text:span> </text:p>
      <text:p text:style-name="P10"/>
      <text:p text:style-name="P10"/>
      <text:p text:style-name="P6"><text:s/></text:p>
      <text:p text:style-name="Preformatted_20_Text">%----------------------------------- </text:p>
      <text:p text:style-name="Preformatted_20_Text">% https://digital.slub-dresden.de/data/kitodo/BibltojeZ_478590679/BibltojeZ_478590679_tif/jpegs/00001625.tif.large.jpg </text:p>
      <text:p text:style-name="Preformatted_20_Text">%----------------------------------------------------------- </text:p>
      <text:p text:style-name="Preformatted_20_Text"/>
      <text:p text:style-name="P11">12. A zadźeržće so pěknje bjez pohanami, tak zo bychu ći, kiž wot was złe ryča, jako złóstnikow, hdyž was z dobrych skutkow póznaja, Boha w tym chwalili na tón dźeń teho domapytanja. <text:span text:style-name="T2">ref((</text:span>Mat. 5, 16.<text:span text:style-name="T12">))</text:span></text:p>
      <text:p text:style-name="P11"/>
      <text:p text:style-name="P11">13. Teho dla budźće poddani wšemu člorózkemu wustajenju, teho Knjeza dla; njech je kralej, jako temu najwyššemu, <text:span text:style-name="T2">ref((</text:span>Rom. 13, 1—5. Tit. 3, 1.<text:span text:style-name="T12">))</text:span></text:p>
      <text:p text:style-name="P11"/>
      <text:p text:style-name="Preformatted_20_Text">14. Abo za<text:span text:style-name="T13">s</text:span>tojnikam, jako tym, kiž wot njeho pósłani budźa k wjećenju na tych, kotřiž złe činja, k chwalbje pak tym, kotřiž dobre činja. </text:p>
      <text:p text:style-name="Preformatted_20_Text"/>
      <text:p text:style-name="P11">15. Přetož to je Boža wola, zo byšće z derječinjenjom zatykali huby tym njemudrym a njewědomnym ludźom, <text:span text:style-name="T2">ref((</text:span>St. 3, 9.<text:span text:style-name="T12">))</text:span></text:p>
      <text:p text:style-name="P11"><text:s/></text:p>
      <text:p text:style-name="P11">16. Jako ći frejni, a nic zo byšće frejotu na p<text:span text:style-name="T13">ř</text:span>ikrywanje złósće měli, ale jako ći wotročcy Boži. <text:span text:style-name="T2">ref((</text:span>1 Kor. 7, 23.<text:span text:style-name="T12">))</text:span></text:p>
      <text:p text:style-name="P11"/>
      <text:p text:style-name="P11">17. Wopokažće česć kóždemu. Lubujće bratrow. Bójće so Boha. Česćće krala.<text:span text:style-name="T14">]</text:span> <text:span text:style-name="T2">ref((</text:span>Rom. 12, 10. Přisł. 24, 21.<text:span text:style-name="T12">))</text:span></text:p>
      <text:p text:style-name="P11"><text:s/></text:p>
      <text:p text:style-name="P11">18. Wy wotročcy, budźće poddani knježim ze wšej bojosću, nic jeno dobrym a měrnym, ale tež złym. <text:span text:style-name="T2">ref((</text:span>Tit. 2, 9.<text:span text:style-name="T12">))</text:span></text:p>
      <text:p text:style-name="P11"><text:s/></text:p>
      <text:p text:style-name="P11">19. Přetož to je hnada, hdyž štó swědomnja dla přećiwo Bohu křiwdu znjese a ćerpi bjez winy. </text:p>
      <text:p text:style-name="P11"/>
      <text:p text:style-name="P12">%----------------------------------- </text:p>
      <text:p text:style-name="P12"/>
      <text:p text:style-name="P11">Epistola na njedźelu Mizericordias Domini. </text:p>
      <text:p text:style-name="Preformatted_20_Text"/>
      <text:p text:style-name="P12">%----------------------------------- </text:p>
      <text:p text:style-name="P12"/>
      <text:p text:style-name="P11">20. Přetož <text:span text:style-name="T14">[</text:span>kajka je to chwalba, hdyž wy złósćow dla puki ćerpiće? Ale hdyž wam dobroty dla złe činja a wy to same přećerpiće, to je hnada pola Boha. <text:span text:style-name="T2">ref((</text:span>St. 4, 14. Mat. 5, 10.<text:span text:style-name="T12">))</text:span></text:p>
      <text:p text:style-name="P11"><text:s/></text:p>
      <text:p text:style-name="Preformatted_20_Text">21. Přetož k temu sće wy powołani, dokelž tež Chrystus za nas ćerpił je, wostajiwši nam wopismo, zo byšće slědźili za jeho <text:span text:style-name="T13">s</text:span>topami, </text:p>
      <text:p text:style-name="Preformatted_20_Text"/>
      <text:p text:style-name="P13">22. Kiž žaneho hrěcha njeje činił, tež so njeje žane jebanje we jeho rće namakało; <text:span text:style-name="T2">ref((</text:span>Jez. 53, 10. Jan. 8, 46.<text:span text:style-name="T15">))</text:span></text:p>
      <text:p text:style-name="P13"/>
      <text:p text:style-name="P13">23. Kiž zaso njeswarješe, hdyž swarjeny bě, a njehrožeše, hdyž ćerpješe; ale wón to poruči temu, kotryž prawje sudźi; <text:span text:style-name="T2">ref((</text:span>Jez. 53, 8.<text:span text:style-name="T15">))</text:span></text:p>
      <text:p text:style-name="P13"/>
      <text:p text:style-name="P13">24. Kiž je naše hrěchi na swojim ćěle sam woprował na drjewje, zo bychmy hrěcham wotemrěli a prawdosći žiwi byli, přez kotrehož rany wy sće zahojeni. <text:span text:style-name="T2">ref((</text:span>Jez. 53, <text:span text:style-name="T13">5</text:span>. 6. 1 Jan. 3, 5.<text:span text:style-name="T15">))</text:span></text:p>
      <text:p text:style-name="P13"><text:s/></text:p>
      <text:p text:style-name="P13">25. Přetož wy běšće jako zabłudźene wowcy; nětk pak sće wobroćeni k pa<text:span text:style-name="T13">s</text:span>tyrjej a bi<text:span text:style-name="T13">s</text:span>k<text:span text:style-name="T13">o</text:span>pej wašich dušow.<text:span text:style-name="T14">]</text:span> <text:span text:style-name="T2">ref((</text:span>Jez. 53, 7. Jan. 10, 12.<text:span text:style-name="T15">))</text:span></text:p>
      <text:p text:style-name="P13"><text:s/></text:p>
      <text:p text:style-name="P14">%----------------------------------- </text:p>
      <text:p text:style-name="P14"/>
      <text:p text:style-name="P15"><text:span text:style-name="T16">staw((</text:span>3. staw.<text:span text:style-name="T16">))</text:span></text:p>
      <text:p text:style-name="P15"/>
      <text:p text:style-name="P15"><text:span text:style-name="T16">detail((</text:span>Wo zastojństwje mandźelskich, sćerpnosći a wobstajnosći, Chrystusowym k heli <text:span text:style-name="T13">s</text:span>tupjenju, křćeńcy a powyšenju.<text:span text:style-name="T16">))</text:span></text:p>
      <text:p text:style-name="P15"><text:soft-page-break/></text:p>
      <text:p text:style-name="P14">%----------------------------------- </text:p>
      <text:p text:style-name="P15"/>
      <text:p text:style-name="P16">1. Teje runosće, wy žony, budźće poddane swojim mužam, zo bychu tež ći, kiž słowu njewěrja, přez tajke zadźerženje tych žonow bjez słowa dobyći byli, <text:span text:style-name="T2">ref((</text:span>Eph. 5, 25. Kol. 3, 18.<text:span text:style-name="T17">))</text:span></text:p>
      <text:p text:style-name="P16"/>
      <text:p text:style-name="P17">2. Hdyž woni wohladaju waše pósćiwe wobeńdźenje w bojosći.</text:p>
      <text:p text:style-name="P17"/>
      <text:p text:style-name="P17"><text:span text:style-name="T13">3</text:span>. Kotrychž wuhotowanje njedyrbi zwonkach być w zaplećenju włosow, w napowješenju złota ani we woblečenju dra<text:span text:style-name="T13">s</text:span>tow; <text:span text:style-name="T2">ref((</text:span>1 Tim. 2, 9.<text:span text:style-name="T17">))</text:span></text:p>
      <text:p text:style-name="P16"/>
      <text:p text:style-name="P16">4. Ale tón potajny wutrobny čłowjek, z njezachodnym, z ćichim a z pokojnym duchom, to je krasna wěc před Bohom. <text:span text:style-name="T2">ref((</text:span>P<text:span text:style-name="T13">s</text:span>. 45, 14. Rom. 2, 29.<text:span text:style-name="T17">))</text:span></text:p>
      <text:p text:style-name="P16"/>
      <text:p text:style-name="Preformatted_20_Text">5. Přetož tak su so tež zastarsku te swjate žónske pyšne wuhotowałe, kotrež k Bohu swoju nadźiju mějachu a swojim mužam poddane běchu; </text:p>
      <text:p text:style-name="Preformatted_20_Text"/>
      <text:p text:style-name="P16">6. Kaž Sara Abrahamej posłušna běše a rěkaše jemu knjez; kotrejež dźowki wy sće, jeli zo wy derje činiće a so ničo trašić njedaće. <text:span text:style-name="T2">ref((</text:span>1 Mójz. 18, 12.<text:span text:style-name="T17">))</text:span></text:p>
      <text:p text:style-name="P16"/>
      <text:p text:style-name="P16"><text:s/></text:p>
      <text:p text:style-name="P6"><text:s/></text:p>
      <text:p text:style-name="Preformatted_20_Text">%----------------------------------- </text:p>
      <text:p text:style-name="Preformatted_20_Text">% https://digital.slub-dresden.de/data/kitodo/BibltojeZ_478590679/BibltojeZ_478590679_tif/jpegs/00001626.tif.large.jpg </text:p>
      <text:p text:style-name="Preformatted_20_Text">%----------------------------------------------------------- </text:p>
      <text:p text:style-name="Preformatted_20_Text"/>
      <text:p text:style-name="P16">7. Teje runosće, wy mužojo, bydlće pola nich z rozomom a dajće žón<text:span text:style-name="T18">s</text:span>kemu, jako słabšemu gratej, jeho česć, jako tež sobuherbam hnady teho žiwjenja, zo bychu waše modlitwy zatorhnjene njebyłe. <text:span text:style-name="T2">ref((</text:span>Kol. 3, 19.<text:span text:style-name="T17">))</text:span></text:p>
      <text:p text:style-name="P16"/>
      <text:p text:style-name="P18">%----------------------------------- </text:p>
      <text:p text:style-name="P18"/>
      <text:p text:style-name="P16"><text:span text:style-name="T17">detail((</text:span>Epistola na 5. njedźelu po swj. Trojicy.<text:span text:style-name="T17">))</text:span></text:p>
      <text:p text:style-name="P16"/>
      <text:p text:style-name="P18">%----------------------------------- </text:p>
      <text:p text:style-name="P16"/>
      <text:p text:style-name="P16">8. [Najposlezy pak budźće wšitcy jenakeje mysle bjez sobu, sćerpliwi, jako bratřa lubozni, z wutrobu smilni a p<text:span text:style-name="T18">ř</text:span>ećelni. <text:span text:style-name="T2">ref((</text:span>Phil. 3, 16.<text:span text:style-name="T17">))</text:span></text:p>
      <text:p text:style-name="Preformatted_20_Text"/>
      <text:p text:style-name="P16">9. Njezapłać<text:span text:style-name="T18">ć</text:span>e złósć ze złósću abo swarjenje ze swarjenjom; ale za to požohnujće a wěsće, zo wy k temu powołani sće, zo byšće to požohnowanje herbowali. <text:span text:style-name="T2">ref((</text:span>Rom. 12, 17. 1 Thes. 5, 15.<text:span text:style-name="T17">))</text:span> </text:p>
      <text:p text:style-name="Preformatted_20_Text"/>
      <text:p text:style-name="P16">10. Přetož štóž chce žiwjenje lubować a dobre dny widźeć, tón pojimaj swój jazyk, zo by złeho njeryčał, a swoju hubu, zo by njeludała. <text:span text:style-name="T2">ref((</text:span>P<text:span text:style-name="T18">s</text:span>. 34, 13.<text:span text:style-name="T17">))</text:span></text:p>
      <text:p text:style-name="P16"><text:s/></text:p>
      <text:p text:style-name="P16">11. Njech wón so wobroći wot złeho a njech dobre čini; njech wón měra hlada a za nim honi. <text:span text:style-name="T2">ref((</text:span>Jez. 1, 16. 17.<text:span text:style-name="T17">))</text:span></text:p>
      <text:p text:style-name="P16"><text:s/></text:p>
      <text:p text:style-name="P16">12. Přetož woči teho Knjeza hladatej na prawych, a jeho wuši na jich próstwu; to wobličo pak teho Knjeza hlada na tych, kiž złe činja. <text:span text:style-name="T2">ref((</text:span>P<text:span text:style-name="T18">s</text:span>. 33, 18.<text:span text:style-name="T17">))</text:span> </text:p>
      <text:p text:style-name="Preformatted_20_Text"/>
      <text:p text:style-name="P16">13. A štó je, kiž by wam mohł złe činić, hdyž wy za dobrym stać budźeće?</text:p>
      <text:p text:style-name="P16"><text:s/></text:p>
      <text:p text:style-name="P16">14. Haj, hač wy runje byšće prawdosće dla ćerpili, dha wšak sće zbóžni. Njebójće so pak před jich hroženjom a njestrachujće so; <text:span text:style-name="T2">ref((</text:span>St. 2, 20. Mat. 5, 10. Rom. 8, 17.<text:span text:style-name="T17">))</text:span></text:p>
      <text:p text:style-name="P16"/>
      <text:p text:style-name="P16">15. Ale swjećće Boha teho Knjeza w swojich wutrobach.<text:span text:style-name="T19">]</text:span> Budź<text:span text:style-name="T18">ć</text:span>e pak přeco hotowi k zamołwjenju kóždemu, kiž wot was słowo žada teje nadźije dla, kotraž we was je, <text:span text:style-name="T2">ref((</text:span>Jez. 8, 13.<text:span text:style-name="T17">))</text:span></text:p>
      <text:p text:style-name="P16"><text:s/></text:p>
      <text:p text:style-name="P16">16. A to čińće z ćichosću a z bojosću; a mějće dobre swědomnje, zo bychu ći, kiž złe wot was ryča, jako wot złóstnikow, k hanibje přišli, zo su hanili waše dobre <text:span text:style-name="T18">c</text:span>hodźenje w Chrystusu. <text:span text:style-name="T2">ref((</text:span>Phil. 2, 12.<text:span text:style-name="T17">))</text:span></text:p>
      <text:p text:style-name="P16"><text:s/></text:p>
      <text:p text:style-name="Preformatted_20_Text">17. Přetož lěpje je, jeli zo so Božej woli lubi, zo wy dobroty dla ćerpiće, dyžli złósće dla. </text:p>
      <text:p text:style-name="Preformatted_20_Text"/>
      <text:p text:style-name="P16">18. Přetož tež Chrystus je junu za naše hrěchi ćerpił, tón prawy za tych njeprawych, zo by nas Bohu woprował; a je morjeny po ćěle, ale wšak wožiwjeny po duchu; <text:span text:style-name="T2">ref((</text:span>Rom. 5, 6. Hebr. 9, 28.<text:span text:style-name="T17">))</text:span></text:p>
      <text:p text:style-name="P16"/>
      <text:p text:style-name="P16">19. W tym samym je wón tež tam šoł a prědował tym ducham we jastwje, <text:span text:style-name="T2">ref((</text:span>St. 4, 6.<text:span text:style-name="T17">))</text:span></text:p>
      <text:p text:style-name="P16"/>
      <text:p text:style-name="P16">20. Kotřiž tehdy njewěrjachu, jako Boža sćerpliwosć wočakowaše w Noachowym času, hdyž kašć hotowachu, w kotrymž jich mało běše, to je wósom dušow, <text:span text:style-name="T18">sc</text:span>howanych přez wodu; <text:span text:style-name="T2">ref((</text:span>Mat. 24, 37. 1 Mójz. 6, 18.<text:span text:style-name="T17">))</text:span></text:p>
      <text:p text:style-name="P16"><text:s/></text:p>
      <text:p text:style-name="P16">21. Kotraž tež nas nětk zbóžnych čini w křćenicy, na tamnu podobnej, z kotrejž so njewotmyje njerjad na ćěle, ale so stanje slub dobreho swědomnja z Bohom, přez to horjestaće Jezom Chrysta, <text:span text:style-name="T2">ref((</text:span>Mark. 16, 16.<text:span text:style-name="T17">))</text:span></text:p>
      <text:p text:style-name="P16"><text:soft-page-break/></text:p>
      <text:p text:style-name="P16"><text:s/></text:p>
      <text:p text:style-name="P16">22. Kiž je na prawicy Božej po tym, jako horje stupił je do njebjes, a su jemu poddani jandźeljo a wyšnosće a mocy. <text:span text:style-name="T2">ref((</text:span>P<text:span text:style-name="T18">s</text:span>. 110, 1. Eph. 1, 20.<text:span text:style-name="T17">))</text:span></text:p>
      <text:p text:style-name="P16"><text:s/></text:p>
      <text:p text:style-name="P19">%----------------------------------- </text:p>
      <text:p text:style-name="P19"/>
      <text:p text:style-name="P20"><text:span text:style-name="T20">staw((</text:span>4. staw.<text:span text:style-name="T20">))</text:span></text:p>
      <text:p text:style-name="P16"/>
      <text:p text:style-name="P16"><text:span text:style-name="T20">detail((</text:span>Wo wužitku křiža a sćerpliwosći w nim a wo druhich počinkach.<text:span text:style-name="T20">))</text:span></text:p>
      <text:p text:style-name="P16"/>
      <text:p text:style-name="P19">%----------------------------------- </text:p>
      <text:p text:style-name="P19"/>
      <text:p text:style-name="P20"/>
      <text:p text:style-name="P20">1. Dokelž teho dla Chrystus w ćěle za nas je ćerpił, dha budźće tež wy z tej samej myslu wobrónjeni; přetož štóž na ćěle ćerpi, tón přestanje hrěšić, <text:span text:style-name="T2">ref((</text:span>Ph<text:span text:style-name="T21">il</text:span>. 2, 5.<text:span text:style-name="T20">))</text:span></text:p>
      <text:p text:style-name="P20"/>
      <text:p text:style-name="P20">2. <text:span text:style-name="T21">Z</text:span>o by wón dale, štož hišće zbytneho časa je w ćěle, nic člorzkim lóštam, ale Božej woli žiwy był. <text:span text:style-name="T2">ref((</text:span>2 Kor. 5, 15. Gal. 2, 20.<text:span text:style-name="T20">))</text:span></text:p>
      <text:p text:style-name="P20"/>
      <text:p text:style-name="P21">3. Přetož dosć je, zo wy w zachodnym času teho žiwjenja činili sće po woli tych pohanow, jako sće chodźili w njepó<text:span text:style-name="T21">c</text:span>ćiwo<text:span text:style-name="T21">s</text:span>ći, w žado<text:span text:style-name="T21">s</text:span>ćach, w pjano<text:span text:style-name="T21">s</text:span>ći, w žraću, we z wopił<text:span text:style-name="T21">s</text:span>twje a w hroznych p<text:span text:style-name="T21">ř</text:span>ibój<text:span text:style-name="T21">s</text:span>twach. <text:span text:style-name="T2">ref((</text:span>Eph. 4, 17. Tit. 3, 3.<text:span text:style-name="T22">))</text:span></text:p>
      <text:p text:style-name="P21"/>
      <text:p text:style-name="P21"/>
      <text:p text:style-name="P21"/>
      <text:p text:style-name="P6"><text:s/></text:p>
      <text:p text:style-name="Preformatted_20_Text">%----------------------------------- </text:p>
      <text:p text:style-name="Preformatted_20_Text">% https://digital.slub-dresden.de/data/kitodo/BibltojeZ_478590679/BibltojeZ_478590679_tif/jpegs/00001627.tif.large.jpg </text:p>
      <text:p text:style-name="Preformatted_20_Text">%----------------------------------------------------------- </text:p>
      <text:p text:style-name="Preformatted_20_Text"/>
      <text:p text:style-name="Preformatted_20_Text">4. Teho dla so jim cuza wěc zda być, zo wy z nimi sobu njeběžiće do tajkeho jich hrěšneho hrozneho njerjada, a hanja was; </text:p>
      <text:p text:style-name="Preformatted_20_Text"/>
      <text:p text:style-name="P22">5. Kotřiž pak maju wotmołwjenje dawać temu, kiž hotowy je, sudźić žiwych a morwych. <text:span text:style-name="T2">ref((</text:span>2 Tim. 4, 1.<text:span text:style-name="T23">))</text:span></text:p>
      <text:p text:style-name="P22"/>
      <text:p text:style-name="Preformatted_20_Text">6. Přetož teho dla je tež morwym to ewangelion připowědane, zo bychu sudźeni byli po čłowjeku na ćěle, ale w duchu Bohu žiwi byli. </text:p>
      <text:p text:style-name="Preformatted_20_Text"/>
      <text:p text:style-name="P22">7. Blisko pak je přišoł kónc wšitkich wěcow. <text:span text:style-name="T2">ref((</text:span>1 Kor. 10, 11. 1 Jan. 2, 18.<text:span text:style-name="T23">))</text:span></text:p>
      <text:p text:style-name="P22"/>
      <text:p text:style-name="P23">%----------------------------------- </text:p>
      <text:p text:style-name="P23"/>
      <text:p text:style-name="P22"><text:span text:style-name="T23">detail((</text:span>Tekst na 9. njedźelu po swj. Trojicy.<text:span text:style-name="T23">))</text:span></text:p>
      <text:p text:style-name="Preformatted_20_Text"/>
      <text:p text:style-name="P23">%----------------------------------- </text:p>
      <text:p text:style-name="P23"/>
      <text:p text:style-name="P22">8. [Teho dla budźće strózbi a wachujće k modlitwam. Přede wšitkimi wěcami pak mějće bjez sobu sylnu lubosć; přetož ta lubosć p<text:span text:style-name="T24">ř</text:span>ikryje hrěchow hromadu. <text:span text:style-name="T2">ref((</text:span>Luk. 21, 36. Přisł. 10, 12.<text:span text:style-name="T23">))</text:span></text:p>
      <text:p text:style-name="P22"/>
      <text:p text:style-name="P24">9. Hozpodujće so radźi bjez sobu bjez morkotanja. <text:span text:style-name="T2">ref((</text:span>Rom. 12, 13. Hebr. 13, 2.<text:span text:style-name="T25">))</text:span></text:p>
      <text:p text:style-name="P24"/>
      <text:p text:style-name="P24">10. Słužće sebi jedyn druhemu z tym darom, kotryž kóždy dóstał je, jako ći dobri zastojnicy wšelkeje hnady Božeje. <text:span text:style-name="T2">ref((</text:span>Rom. 12, 7. 8.<text:span text:style-name="T25">))</text:span> </text:p>
      <text:p text:style-name="Preformatted_20_Text"/>
      <text:p text:style-name="P24">11. Rěči-li štó, njech rěči jako Bože słowo. Ma-li štó kajku słužbu, njech słuži po tym zamóženju, kotrež Bóh wudźěli, zo by we wšěch wěcach Bóh chwaleny był přez Jezom Chrysta, kotremuž budź česć a móc wot wěčnosće hač do wěčnosće. Hamjeń.<text:span text:style-name="T26">]</text:span> </text:p>
      <text:p text:style-name="P24"/>
      <text:p text:style-name="P25">%----------------------------------- </text:p>
      <text:p text:style-name="P25"/>
      <text:p text:style-name="P24"><text:span text:style-name="T25">detail((</text:span>Epistola na njedźelu po nowym lěće.<text:span text:style-name="T25">))</text:span></text:p>
      <text:p text:style-name="Preformatted_20_Text"/>
      <text:p text:style-name="P25">%----------------------------------- </text:p>
      <text:p text:style-name="P25"/>
      <text:p text:style-name="P24">12. [Wy lubi, njech so wam njezda cuza wěc być to horjo, kotrež so nad wami wopokazuje (přetož wone so wam stanje k spytowanju), jako by was něšto cuzeho nadešło; </text:p>
      <text:p text:style-name="P24"/>
      <text:p text:style-name="P24">13. Ale kaž wy z Chrystusom ćerpiće, tak wjeselće so, zo wy tež při zjewjenju jeho krasnosće so ze zradowanjom zwjeselić budźeće. <text:span text:style-name="T2">ref((</text:span>Mat. 5, 10. Jak. 1, 2. Jap. zk. 5, 41.<text:span text:style-name="T25">))</text:span></text:p>
      <text:p text:style-name="Preformatted_20_Text"/>
      <text:p text:style-name="P24">14. Zbóžni wy sće, hdyž was hanja Chrystusoweho mjena dla; přetož tón Duch, kiž Duch teje krasnosće a Boži je, wotpočuje na was. Pola nich budźe wón hanjeny, ale pola was česćeny. <text:span text:style-name="T2">ref((</text:span>Mat. 5, 11.<text:span text:style-name="T25">))</text:span> </text:p>
      <text:p text:style-name="Preformatted_20_Text"/>
      <text:p text:style-name="Preformatted_20_Text">15. Njech pak žadyn wot was njeće<text:span text:style-name="T24">r</text:span>pi jako mordar abo paduch abo złóstnik, abo tajki, kiž so do cuzych wěcow tyka; </text:p>
      <text:p text:style-name="Preformatted_20_Text"/>
      <text:p text:style-name="P24">16. Jeli zo wón pak ćerpi jako k<text:span text:style-name="T24">ř</text:span>e<text:span text:style-name="T24">s</text:span>ćijan, dha njech so njehańbuje, ale njech česći Boha, hdyž jemu to je wotsudźene. <text:span text:style-name="T2">ref((</text:span>Jan. 21, 19.<text:span text:style-name="T25">))</text:span> </text:p>
      <text:p text:style-name="Preformatted_20_Text"/>
      <text:p text:style-name="Preformatted_20_Text"/>
      <text:p text:style-name="Preformatted_20_Text"><text:soft-page-break/>17. Přetož čas je, zo so sud spočina wot Božeho doma. Hdyž pak so wot nas spočina, kajki dha kónc budźe z tymi, kiž Božemu ewangeliju njewěrja? </text:p>
      <text:p text:style-name="Preformatted_20_Text"/>
      <text:p text:style-name="P24">18. A hdyž tón prawy lědom zdźeržany budźe, hdźe chce so tón bjezbóžny a hrěšnik pokazać? <text:span text:style-name="T2">ref((</text:span>Přisł. 11, 31.<text:span text:style-name="T25">))</text:span></text:p>
      <text:p text:style-name="Preformatted_20_Text"/>
      <text:p text:style-name="Preformatted_20_Text">19. Teho dla kotřiž to ćerpja po Božej woli, ći njech jemu, jako swěrnemu stworićelej, swoje duše poruča w dobrych skutkach.<text:span text:style-name="T26">]</text:span> </text:p>
      <text:p text:style-name="Preformatted_20_Text"/>
      <text:p text:style-name="P25">%----------------------------------- </text:p>
      <text:p text:style-name="P25"/>
      <text:p text:style-name="P24"><text:span text:style-name="T25">staw((</text:span>5. staw.<text:span text:style-name="T25">))</text:span></text:p>
      <text:p text:style-name="P24"/>
      <text:p text:style-name="P24"><text:span text:style-name="T25">detail((</text:span>Wo p<text:span text:style-name="T24">ř</text:span>isłušno<text:span text:style-name="T24">s</text:span>ći staršich, młodosće a wšěch k<text:span text:style-name="T24">ř</text:span>e<text:span text:style-name="T24">s</text:span>ćijanow zhromadnje.<text:span text:style-name="T25">))</text:span></text:p>
      <text:p text:style-name="Preformatted_20_Text"/>
      <text:p text:style-name="P25">%----------------------------------- </text:p>
      <text:p text:style-name="P25"/>
      <text:p text:style-name="P24">1. Tych staršich, kiž bjez wami su, napominam ja, kiž sobu<text:span text:style-name="T24">s</text:span>tarši sym a swědk Chrystusowych ćerpjenjow, kiž tež tu krasnosć, kotraž so zjewić ma, sobu dostać budu: <text:span text:style-name="T2">ref((</text:span>Luk. 24, 48. Rom. 8, 17.<text:span text:style-name="T25">))</text:span></text:p>
      <text:p text:style-name="P24"/>
      <text:p text:style-name="Preformatted_20_Text">2. Pasće to stadło Bože, kotrež při was je, a kedźbujće na njo, nic nućeni, ale z dobrej wolu; nic hrozneho dobytka dla, ale z hotowej wutrobu; </text:p>
      <text:p text:style-name="Preformatted_20_Text"/>
      <text:p text:style-name="P24">3. Nic jako byšće knježili na wosadach, ale čińće so znamjo teho stadła; <text:span text:style-name="T2">ref((</text:span>2 Kor. 1, 24.<text:span text:style-name="T25">))</text:span></text:p>
      <text:p text:style-name="Preformatted_20_Text"/>
      <text:p text:style-name="P24">4. Dha budźeće wy (hdyž so zjewić budźe tón wyši pa<text:span text:style-name="T24">s</text:span>ty<text:span text:style-name="T24">r</text:span>,) tu <text:s/>njezwjadnu krónu teje česće dostać. <text:span text:style-name="T2">ref((</text:span>Jez. 40, 11. 1 Pětr. 1, 4.<text:span text:style-name="T25">))</text:span></text:p>
      <text:p text:style-name="P24"/>
      <text:p text:style-name="P24"/>
      <text:p text:style-name="P24"/>
      <text:p text:style-name="P6"><text:s/></text:p>
      <text:p text:style-name="Preformatted_20_Text">%----------------------------------- </text:p>
      <text:p text:style-name="Preformatted_20_Text">% https://digital.slub-dresden.de/data/kitodo/BibltojeZ_478590679/BibltojeZ_478590679_tif/jpegs/00001628.tif.large.jpg </text:p>
      <text:p text:style-name="Preformatted_20_Text">%----------------------------------------------------------- </text:p>
      <text:p text:style-name="Preformatted_20_Text"/>
      <text:p text:style-name="P24">5. Teho runja, wy młodźi, budźće poddani staršim. </text:p>
      <text:p text:style-name="P24"/>
      <text:p text:style-name="P25">%----------------------------------- </text:p>
      <text:p text:style-name="P24"><text:span text:style-name="T1"/></text:p>
      <text:p text:style-name="P24"><text:span text:style-name="T27">detail((</text:span>Epistola na 3. njedźelu po swj. Trojicy.<text:span text:style-name="T25">))</text:span></text:p>
      <text:p text:style-name="P24"/>
      <text:p text:style-name="P25">%----------------------------------- </text:p>
      <text:p text:style-name="P24"><text:span text:style-name="T1"/></text:p>
      <text:p text:style-name="P24"><text:span text:style-name="T28">]</text:span>Wšit<text:span text:style-name="T29">c</text:span>y budźće jedyn druhemu poddani, a woblěkajće so ponižnosć; přetož Bóh napřećiwo steji hordym, ale ponižnym dawa wón hnadu. <text:span text:style-name="T2">ref((</text:span>Luk. 1, 51. Jak. 4, 6.<text:span text:style-name="T25">))</text:span></text:p>
      <text:p text:style-name="P24"/>
      <text:p text:style-name="P24">6. Teho dla ponižujće so pod Božu mócnu ruku, zo by wón was powyšił w swojim času. <text:span text:style-name="T2">ref((</text:span>Jak. 4, 10.<text:span text:style-name="T25">))</text:span></text:p>
      <text:p text:style-name="Preformatted_20_Text"/>
      <text:p text:style-name="P24">7. Wšitku wašu staro<text:span text:style-name="T29">s</text:span>ć ćisńće na njeho, přetož wón so za was stara. <text:span text:style-name="T2">ref((</text:span>P<text:span text:style-name="T29">s</text:span>. 55, 23. Mat. 6, 25. Luk. 12, 22. Kn. Mudr. 12, 13:<text:span text:style-name="T25">))</text:span></text:p>
      <text:p text:style-name="P24"/>
      <text:p text:style-name="P24">8. Budźće strózbi a wachujće; přetož waš přećiwnik, tón čert, chodźi wokoło jako rujacy law a pyta, kohož by póžrjeł. <text:span text:style-name="T2">ref((</text:span>Luk. 21, 36. 1 Thes. 5, 6.<text:span text:style-name="T25">))</text:span></text:p>
      <text:p text:style-name="P24"><text:s/></text:p>
      <text:p text:style-name="P24">9. Temu stejće napřećiwo twjerdźe we wěrje; a wěsće, zo runje te same ćerpjenja na wašich bratrach, kotřiž na swěće su, so dokonjeju. <text:span text:style-name="T2">ref((</text:span>Eph. 6, 12. 13.<text:span text:style-name="T25">))</text:span></text:p>
      <text:p text:style-name="P24"><text:s/></text:p>
      <text:p text:style-name="P24">10. Tón Bóh pak wšeje hnady, kiž nas powołał je k swojej wěčnej krasnosći w Chrystusu Jezusu, tón budźe was, kiž wy mału chwilu ćerpiće, dohotować, wobtwjerdźić, posylnić a załožić. <text:span text:style-name="T2">ref((</text:span>St. 1, 6.<text:span text:style-name="T25">))</text:span></text:p>
      <text:p text:style-name="P24"><text:s/></text:p>
      <text:p text:style-name="Preformatted_20_Text">11. Temu samemu budź česć a móc wot wěčnosće hač do wěčnosće! Hamjeń.<text:span text:style-name="T28">]</text:span> </text:p>
      <text:p text:style-name="Preformatted_20_Text"/>
      <text:p text:style-name="Preformatted_20_Text">12. Přez wašeho swěrneho bratra Silvana (jako za to mam) sym ja wam z krótkim pisał, zo bych napominał a wobswědčił, zo to je ta prawa hnada Boža, w kotrejž wy stejiće. </text:p>
      <text:p text:style-name="Preformatted_20_Text"/>
      <text:p text:style-name="Preformatted_20_Text">13. Wam dadźa wjele dobreho prajić ći, kotřiž su z wami wuzwoleni w Babylonje, a mój syn Markus. </text:p>
      <text:p text:style-name="Preformatted_20_Text"/>
      <text:p text:style-name="P24">14. Po<text:span text:style-name="T29">s</text:span>trorće so jedyn druheho z wokošenjom teje lubosće. Měr budź z wami wšitkimi, kiž sće w Chrystusu Jezusu! Hamjeń. <text:span text:style-name="T2">ref((</text:span>1 Kor. 16, 20.<text:span text:style-name="T25">))</text:span></text:p>
      <text:p text:style-name="P24"/>
      <text:p text:style-name="P24">vertspace(()) Prěni list Pětrowy wšitkim pisany. 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107" number:language="hsb" number:country="DE" loext:transliteration-spellout="cardinal" number:transliteration-language="hsb" number:transliteration-country="DE">
      <number:number number:decimal-places="0" number:min-decimal-places="0" number:min-integer-digits="1"/>
    </number:number-style>
    <number:number-style style:name="N10108" number:language="hsb" number:country="DE" loext:transliteration-spellout="capitalize cardinal" number:transliteration-language="hsb" number:transliteration-country="DE">
      <number:number number:decimal-places="0" number:min-decimal-places="0" number:min-integer-digits="1"/>
    </number:number-style>
    <number:number-style style:name="N10109" number:language="hsb" number:country="DE" loext:transliteration-spellout="upper cardinal" number:transliteration-language="hsb" number:transliteration-country="DE">
      <number:number number:decimal-places="0" number:min-decimal-places="0" number:min-integer-digits="1"/>
    </number:number-style>
    <number:number-style style:name="N10110" number:language="hsb" number:country="DE" loext:transliteration-spellout="EUR" number:transliteration-language="hsb" number:transliteration-country="DE">
      <number:number number:decimal-places="0" number:min-decimal-places="0" number:min-integer-digits="1"/>
    </number:number-style>
    <number:number-style style:name="N10111" number:language="hsb" number:country="DE" loext:transliteration-spellout="EUR" number:transliteration-language="hsb" number:transliteration-country="DE">
      <number:number number:decimal-places="2" number:min-decimal-places="2" number:min-integer-digits="1"/>
    </number:number-style>
    <number:number-style style:name="N10112" number:language="hsb" number:country="DE" loext:transliteration-spellout="upper EUR" number:transliteration-language="hsb" number:transliteration-country="DE">
      <number:number number:decimal-places="0" number:min-decimal-places="0" number:min-integer-digits="1"/>
    </number:number-style>
    <number:number-style style:name="N10113" number:language="hsb" number:country="DE" loext:transliteration-spellout="upper EUR" number:transliteration-language="hsb" number:transliteration-country="DE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3-05T17:45:35.736403300</dc:date>
    <meta:editing-duration>PT3H12M52S</meta:editing-duration>
    <meta:editing-cycles>21</meta:editing-cycles>
    <meta:generator>LibreOffice/26.2.0.3$Windows_X86_64 LibreOffice_project/620$Build-3</meta:generator>
    <meta:document-statistic meta:table-count="0" meta:image-count="0" meta:object-count="0" meta:page-count="11" meta:paragraph-count="205" meta:word-count="2948" meta:character-count="19068" meta:non-whitespace-character-count="16181"/>
  </office:meta>
</office:document-meta>
</file>